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0000000A061B6A0E2.png"/>
  <manifest:file-entry manifest:media-type="image/png" manifest:full-path="Pictures/1000020100000140000000A07EC1834C.png"/>
  <manifest:file-entry manifest:media-type="image/png" manifest:full-path="Pictures/100002010000041D000002E8ABAA9DE8.png"/>
  <manifest:file-entry manifest:media-type="image/png" manifest:full-path="Pictures/100002010000014000000140B512EAD2.png"/>
  <manifest:file-entry manifest:media-type="image/png" manifest:full-path="Pictures/10000201000000B80000010663DC1D2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Interfaces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Légende_20_adresses">
      <style:graphic-properties draw:textarea-horizontal-align="left" draw:auto-grow-height="true" draw:auto-grow-width="false" fo:min-height="0.25cm" fo:min-width="2.556cm"/>
    </style:style>
    <style:style style:name="gr5" style:family="graphic" style:parent-style-name="Légende_20_interfaces">
      <style:graphic-properties draw:textarea-horizontal-align="left" draw:auto-grow-height="true" draw:auto-grow-width="true" fo:min-height="0cm" fo:min-width="0cm"/>
    </style:style>
    <style:style style:name="gr6" style:family="graphic" style:parent-style-name="Légende_20_adresses">
      <style:graphic-properties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59cm, 1.829cm, 1.49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id="id2" draw:layer="layout" svg:x1="4.5cm" svg:y1="3.136cm" svg:x2="6.5cm" svg:y2="3.136cm">
          <text:p/>
        </draw:line>
        <draw:frame draw:style-name="gr2" draw:text-style-name="P1" draw:id="id4" draw:layer="layout" svg:width="2.5cm" svg:height="2cm" svg:x="12cm" svg:y="2cm">
          <draw:image xlink:href="Pictures/100002010000014000000140B512EAD2.png" xlink:type="simple" xlink:show="embed" xlink:actuate="onLoad">
            <text:p/>
          </draw:image>
        </draw:frame>
        <draw:connector draw:style-name="gr3" draw:text-style-name="P1" draw:layer="layout" draw:type="line" svg:x1="2.5cm" svg:y1="2.75cm" svg:x2="4.5cm" svg:y2="3.136cm" draw:start-shape="id1" draw:end-shape="id2" draw:end-glue-point="3" svg:d="m2500 2750 2000 386">
          <text:p/>
        </draw:connector>
        <draw:connector draw:style-name="gr3" draw:text-style-name="P1" draw:layer="layout" draw:type="line" svg:x1="9.5cm" svg:y1="4cm" svg:x2="12cm" svg:y2="3cm" draw:start-shape="id3" draw:end-shape="id4" draw:end-glue-point="3" svg:d="m9500 4000 2500-1000">
          <text:p/>
        </draw:connector>
        <draw:frame draw:style-name="gr4" draw:id="id5" draw:layer="layout" svg:width="3cm" svg:height="0.636cm" svg:x="2cm" svg:y="0.5cm">
          <draw:text-box>
            <text:p>Adresse<text:tab/><text:tab/>FAI</text:p>
          </draw:text-box>
        </draw:frame>
        <draw:frame draw:style-name="gr5" draw:id="id6" draw:layer="layout" svg:width="1.226cm" svg:height="0.675cm" svg:x="3.774cm" svg:y="2.461cm">
          <draw:text-box>
            <text:p>eth0</text:p>
          </draw:text-box>
        </draw:frame>
        <draw:frame draw:style-name="gr5" draw:id="id8" draw:layer="layout" svg:width="1.226cm" svg:height="0.675cm" svg:x="6cm" svg:y="2.461cm">
          <draw:text-box>
            <text:p>eth1</text:p>
          </draw:text-box>
        </draw:frame>
        <draw:frame draw:style-name="gr6" draw:id="id7" draw:layer="layout" svg:width="4.136cm" svg:height="0.636cm" svg:x="6cm" svg:y="0.5cm">
          <draw:text-box>
            <text:p>Adresse<text:tab/>192.168.0.1/24</text:p>
          </draw:text-box>
        </draw:frame>
        <draw:frame draw:style-name="gr6" draw:layer="layout" svg:width="4.136cm" svg:height="1.406cm" svg:x="10.5cm" svg:y="0.5cm">
          <draw:text-box>
            <text:p>Adresse<text:tab/>192.168.0.2/24<text:line-break/>Passerelle<text:tab/>192.168.0.1</text:p>
            <text:p>DNS<text:tab/><text:tab/>FAI</text:p>
          </draw:text-box>
        </draw:frame>
        <draw:connector draw:style-name="gr7" draw:text-style-name="P1" draw:layer="layout" draw:type="line" svg:x1="3.5cm" svg:y1="1.136cm" svg:x2="4.387cm" svg:y2="2.461cm" draw:start-shape="id5" draw:start-glue-point="2" draw:end-shape="id6" draw:end-glue-point="0" svg:d="m3500 1136 887 1325">
          <text:p/>
        </draw:connector>
        <draw:connector draw:style-name="gr7" draw:text-style-name="P1" draw:layer="layout" draw:type="line" svg:x1="8.068cm" svg:y1="1.136cm" svg:x2="6.613cm" svg:y2="2.461cm" draw:start-shape="id7" draw:start-glue-point="2" draw:end-shape="id8" draw:end-glue-point="0" svg:d="m8068 1136-1455 1325">
          <text:p/>
        </draw:connector>
        <draw:frame draw:style-name="gr8" draw:text-style-name="P1" draw:id="id9" draw:layer="layout" svg:width="3cm" svg:height="2cm" svg:x="11.5cm" svg:y="5cm">
          <draw:image xlink:href="Pictures/100002010000041D000002E8ABAA9DE8.png" xlink:type="simple" xlink:show="embed" xlink:actuate="onLoad">
            <text:p/>
          </draw:image>
        </draw:frame>
        <draw:frame draw:style-name="gr6" draw:layer="layout" svg:width="4.136cm" svg:height="1.406cm" svg:x="10.5cm" svg:y="7.094cm">
          <draw:text-box>
            <text:p>Adresse<text:tab/>192.168.0.3/24<text:line-break/>Passerelle<text:tab/>192.168.0.1</text:p>
            <text:p>DNS<text:tab/><text:tab/>FAI</text:p>
          </draw:text-box>
        </draw:frame>
        <draw:connector draw:style-name="gr3" draw:text-style-name="P1" draw:layer="layout" draw:type="line" svg:x1="11.5cm" svg:y1="6cm" svg:x2="9.5cm" svg:y2="4cm" draw:start-shape="id9" draw:start-glue-point="3" draw:end-shape="id3" svg:d="m11500 6000-2000-2000">
          <text:p/>
        </draw:connector>
        <draw:connector draw:style-name="gr3" draw:text-style-name="P1" draw:layer="layout" draw:type="line" svg:x1="7.5cm" svg:y1="4cm" svg:x2="6.5cm" svg:y2="3.136cm" draw:start-shape="id3" draw:end-shape="id2" svg:d="m7500 4000-1000-864">
          <text:p/>
        </draw:connector>
        <draw:frame draw:style-name="gr9" draw:layer="layout" svg:width="2.733cm" svg:height="0.675cm" svg:x="10.267cm" svg:y="4cm">
          <draw:text-box>
            <text:p>câbles croisés</text:p>
          </draw:text-box>
        </draw:frame>
        <draw:frame draw:style-name="gr10" draw:text-style-name="P1" draw:layer="layout" svg:width="2.025cm" svg:height="5.569cm" svg:x="4.5cm" svg:y="1.431cm">
          <draw:image xlink:href="Pictures/10000201000000B80000010663DC1D23.png" xlink:type="simple" xlink:show="embed" xlink:actuate="onLoad">
            <text:p/>
          </draw:image>
        </draw:frame>
        <draw:frame draw:style-name="gr8" draw:text-style-name="P1" draw:id="id3" draw:layer="layout" svg:width="2cm" svg:height="1cm" svg:x="7.5cm" svg:y="3.5cm">
          <draw:image xlink:href="Pictures/1000020100000140000000A07EC1834C.png" xlink:type="simple" xlink:show="embed" xlink:actuate="onLoad">
            <text:p/>
          </draw:image>
        </draw:frame>
        <draw:frame draw:style-name="gr8" draw:text-style-name="P1" draw:id="id1" draw:layer="layout" svg:width="2.5cm" svg:height="2.5cm" svg:x="0cm" svg:y="1.5cm">
          <draw:image xlink:href="Pictures/10000201000000A0000000A061B6A0E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nterfaces" style:family="graphic" style:parent-style-name="standard">
      <style:graphic-properties draw:stroke-dash="Dash_20_1" svg:stroke-width="0.1cm" svg:stroke-color="#ff0000" draw:marker-start-width="0.45cm" draw:marker-end-width="0.45cm" draw:fill-gradient-name="Gradient_20_7" draw:fill-hatch-name="Hatch_20_1" draw:fill-image-name="Bitmape_20_1"/>
    </style:style>
    <style:style style:name="Légende_20_interfaces" style:display-name="Légende interfaces" style:family="graphic" style:parent-style-name="text">
      <style:text-properties fo:color="#ff0000" fo:font-weight="bold"/>
    </style:style>
    <style:style style:name="Légende_20_adresses" style:display-name="Légende adresses" style:family="graphic" style:parent-style-name="text">
      <style:graphic-properties draw:stroke="solid"/>
      <style:paragraph-properties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</style:tab-stops>
      </style:paragraph-properties>
      <style:text-properties fo:font-size="9pt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anguy Ortolo</meta:initial-creator>
    <meta:creation-date>2009-03-28T16:20:13</meta:creation-date>
    <dc:date>2009-03-28T18:18:14</dc:date>
    <dc:creator>Tanguy Ortolo</dc:creator>
    <meta:editing-duration>PT00H14M45S</meta:editing-duration>
    <meta:editing-cycles>5</meta:editing-cycles>
    <meta:generator>OpenOffice.org/3.0$Linux OpenOffice.org_project/300m9$Build-9358</meta:gener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